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paragraph-properties fo:line-height="100%" fo:text-align="center" style:justify-single-word="false"/>
      <style:text-properties officeooo:rsid="000db543"/>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left" style:justify-single-word="false"/>
    </style:style>
    <style:style style:name="P4" style:family="paragraph" style:parent-style-name="Standard">
      <style:paragraph-properties fo:line-height="100%"/>
    </style:style>
    <style:style style:name="P5" style:family="paragraph" style:parent-style-name="Standard">
      <style:paragraph-properties fo:line-height="100%"/>
      <style:text-properties officeooo:rsid="000db543" officeooo:paragraph-rsid="0017c9d5"/>
    </style:style>
    <style:style style:name="P6" style:family="paragraph" style:parent-style-name="Standard">
      <style:paragraph-properties fo:margin-left="0in" fo:line-height="100%" fo:text-indent="0in" style:auto-text-indent="false"/>
      <style:text-properties style:text-underline-style="none" officeooo:rsid="000e015a" officeooo:paragraph-rsid="000db543"/>
    </style:style>
    <style:style style:name="P7" style:family="paragraph" style:parent-style-name="Standard">
      <style:paragraph-properties fo:margin-left="0in" fo:line-height="100%" fo:text-indent="0in" style:auto-text-indent="false"/>
      <style:text-properties officeooo:rsid="000db543" officeooo:paragraph-rsid="00164d05"/>
    </style:style>
    <style:style style:name="P8" style:family="paragraph" style:parent-style-name="Standard">
      <style:paragraph-properties fo:margin-left="0in" fo:line-height="100%" fo:text-indent="0in" style:auto-text-indent="false"/>
      <style:text-properties officeooo:rsid="000db543" officeooo:paragraph-rsid="000db543"/>
    </style:style>
    <style:style style:name="P9" style:family="paragraph" style:parent-style-name="Standard">
      <style:paragraph-properties fo:margin-left="0in" fo:line-height="100%" fo:text-indent="0in" style:auto-text-indent="false"/>
      <style:text-properties officeooo:rsid="00119dc7" officeooo:paragraph-rsid="00119dc7"/>
    </style:style>
    <style:style style:name="P10" style:family="paragraph" style:parent-style-name="Standard">
      <style:text-properties officeooo:rsid="0015be81" officeooo:paragraph-rsid="0015be81"/>
    </style:style>
    <style:style style:name="P11" style:family="paragraph" style:parent-style-name="Standard">
      <style:text-properties officeooo:rsid="001b83e2" officeooo:paragraph-rsid="001b83e2"/>
    </style:style>
    <style:style style:name="P12" style:family="paragraph" style:parent-style-name="Standard">
      <style:text-properties officeooo:rsid="0015be81" officeooo:paragraph-rsid="001d1465"/>
    </style:style>
    <style:style style:name="P13" style:family="paragraph" style:parent-style-name="Standard">
      <style:text-properties officeooo:rsid="001d1465" officeooo:paragraph-rsid="001d1465"/>
    </style:style>
    <style:style style:name="P14" style:family="paragraph" style:parent-style-name="Standard">
      <style:text-properties officeooo:rsid="0015be81" officeooo:paragraph-rsid="001b83e2"/>
    </style:style>
    <style:style style:name="P15" style:family="paragraph" style:parent-style-name="Standard">
      <style:paragraph-properties fo:line-height="100%"/>
      <style:text-properties officeooo:rsid="000db543" officeooo:paragraph-rsid="000db543"/>
    </style:style>
    <style:style style:name="T1" style:family="text">
      <style:text-properties officeooo:rsid="0017c9d5"/>
    </style:style>
    <style:style style:name="T2" style:family="text">
      <style:text-properties officeooo:rsid="000dc9c4"/>
    </style:style>
    <style:style style:name="T3" style:family="text">
      <style:text-properties style:text-underline-style="none" officeooo:rsid="000e015a"/>
    </style:style>
    <style:style style:name="T4" style:family="text">
      <style:text-properties officeooo:rsid="000e015a"/>
    </style:style>
    <style:style style:name="T5" style:family="text">
      <style:text-properties officeooo:rsid="00164d05"/>
    </style:style>
    <style:style style:name="T6" style:family="text">
      <style:text-properties officeooo:rsid="001629e2"/>
    </style:style>
    <style:style style:name="T7" style:family="text">
      <style:text-properties officeooo:rsid="0011fa35"/>
    </style:style>
    <style:style style:name="T8" style:family="text">
      <style:text-properties officeooo:rsid="0017ead8"/>
    </style:style>
    <style:style style:name="T9" style:family="text">
      <style:text-properties officeooo:rsid="001a461b"/>
    </style:style>
    <style:style style:name="T10" style:family="text">
      <style:text-properties officeooo:rsid="001af7af"/>
    </style:style>
    <style:style style:name="T11" style:family="text">
      <style:text-properties officeooo:rsid="001b83e2"/>
    </style:style>
    <style:style style:name="T12" style:family="text">
      <style:text-properties officeooo:rsid="001d14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6 Progress Report</text:p>
      <text:p text:style-name="P2"/>
      <text:p text:style-name="P3"/>
      <text:p text:style-name="P4"/>
      <text:p text:style-name="P5"><text:tab/>The name of this project is Schat. <text:span text:style-name="T1">I</text:span>ts purpose is to provide <text:span text:style-name="T1">a way that people can communicate with each other without worry of their messages being recorded or viewed by unauthorized people including the creators. Right now the main audience is anyone with a GNU/Linux computer or a BSD computer. </text:span></text:p>
      <text:p text:style-name="P5"/>
      <text:p text:style-name="P5">The chat functions by using <text:span text:style-name="T2">SSH</text:span> <text:span text:style-name="T2">to establish a connection to a server. The server will then assign the user an ID, once a user has an ID they </text:span><text:span text:style-name="T1">will create a connection to the server that will be tunnelled to the port that the destination ID is sitting at. </text:span><text:span text:style-name="T2">Because of the use of tunneling the contents of the chat is secured against unwanted viewing from both other users and the server. The application is built entirely on the C programming language </text:span><text:span text:style-name="T1">and the server for now is completely self-hosted. </text:span></text:p>
      <text:p text:style-name="P6"/>
      <text:p text:style-name="P7"><text:span text:style-name="T3"><text:tab/>What has been implemented so far is the creation of threads to handle the processsing of SSH keys from a connection as well as the listener for that listens for initial connection with SSH key. </text:span><text:span text:style-name="T4">We also are close to completeing Makefile used to compile the application. Once that is complete the server will be able to ingest SSH public keys and return UUIDs to the connection that sent the key. We still need to implement the functionality for the client to send the SSH key and receive a UUID. </text:span><text:span text:style-name="T5">The creation of the connections for sending and receiving the messages needs to be created and the SSH tunneling to prevent spying needs to be configured as well. </text:span><text:span text:style-name="T4">We need to construct scripts to start the application and bind the networking connections to the appropriate ports. The terminal GUI for displaying the sent and received messages as well as receiving messages from the keyboard is also still being developed. </text:span></text:p>
      <text:p text:style-name="P8"><text:tab/></text:p>
      <text:p text:style-name="Standard"><text:tab/>There have been several difficulties encountered so far that require study and discussion to solve. One, has been that differing operating systems cause the program to fail to compile because some dependencies are placed in different directories in BSD than they are in GNU/Linux. <text:span text:style-name="T6">Another, has been figuring out how to take in and send an SSH key over a network connection. I have been doing research on seeing if somehow I can serialize it into bytes and send that over the connection. </text:span><text:span text:style-name="T5">However, nothing substantial has been found yet. </text:span><text:span text:style-name="T6"><text:s/></text:span><text:span text:style-name="T5">Probably the biggest </text:span>difficulty <text:span text:style-name="T5">for me,</text:span> has been the increased learning curve that I have encountered. <text:span text:style-name="T7">In order for me to be able to implement concepts like socket and thread programming I have had to spend some time learning those individual concepts as well as how to implement them in the C programming language. I am also still in the process of learning C so I am having to balance learning advanced topics with learning basic topics at the same time. Since the application also requires scripting I will also have to add that to the list of things that I need to know for this project.</text:span></text:p>
      <text:p text:style-name="P9"/>
      <text:p text:style-name="P10"><text:tab/>In order to increase my knowledge in C I have recently started watching videos on C by a guy named Jacob Sorber. His videos have taught me a lot about <text:span text:style-name="T6">C in general as well as advanced topics such as </text:span>thread creation works as well as just general knowledge of the C language. I have also been referring a lot to the manual pages provided by Linux. <text:span text:style-name="T1">I also have access that will help me program C specifically for Linux, this book also includes more knowledge on threaded and socket programming but in the context of the Linx environment.</text:span></text:p>
      <text:p text:style-name="P10"/>
      <text:p text:style-name="P10"><text:tab/><text:span text:style-name="T8">The biggest thing that has surprised me on is ease of use is the syntax and <text:s/>for C. So far the language seems to be very basic and does not contain any of the bloat of other languages like JavaScript. </text:span><text:soft-page-break/><text:span text:style-name="T8">However, it does require you to write similar lines of code multiple times throughout the program but in my opinion this is an good payoff. When studying how to write things in this language like structs and pointers it seems really complicated at </text:span><text:span text:style-name="T9">first, but it doesn’t tak long before it clicks and once it does from there it is easy.</text:span></text:p>
      <text:p text:style-name="P10"><text:tab/></text:p>
      <text:p text:style-name="P10"><text:span text:style-name="T9"><text:tab/>A valuable thing that I am learning is how to deal with projects that </text:span><text:span text:style-name="T10">are more difficult and </text:span><text:span text:style-name="T9">require a major gain of knowledge. Since beginning the project I have discovered that it is more advanced than I thought it was going to be </text:span><text:span text:style-name="T10">and it is definitely more difficult than my project last semester</text:span><text:span text:style-name="T9">. Like I said previously I am having to learn how to build an application in a language that I do not know real well while learning that language. This is teaching me how to learn new things and then turn around and implement them within a short period of time. I think this will be a really valuable skill for me once I get out in the workforce.</text:span></text:p>
      <text:p text:style-name="P10"/>
      <text:p text:style-name="P10"><text:span text:style-name="T10"><text:tab/>Throughout this project there has been no use of generative AI. This is a theme that will stay with the project until its completion, which is due to our dislike of AI. I also feel like if I used AI on a project like this, that is super challenging for me, then I will not get what I need to out of it and will personally feel like I am taking an easier path. It is also important that this project does not use AI because it shows to future employeers that we actually have the ability to accomplish difficult tasks, we have practical experience in the subjects like sockets, concurrency and SSH handling, and we are creative enough to think of solutions to problems ourselves </text:span><text:span text:style-name="T11">or research using actual souces </text:span><text:span text:style-name="T10">rather than just resorting to another tool.</text:span></text:p>
      <text:p text:style-name="P10"/>
      <text:p text:style-name="P11"><text:tab/>I think the short-term goals that need to be reached soon are finishing the SSH key handling and UUID assignment on the server and client side, begin working on SSH tunneling from a client to the serve and then from the server to another client. A system for selecting which user to communicate with needs to be developed. We also need to start determine how we want messages to be sent over the connection to other users. A longer-term goal is developing a terminal based user interface similar to an XMPP shell, this could be a whole project in and of itself. Once these goals are complete we will have most likely have a basic skeleton of the entire project that will then need to be filled in and completed.</text:p>
      <text:p text:style-name="P11"/>
      <text:p text:style-name="P12"><text:span text:style-name="T12">Before the next checkpoint I want to have most of the non SSH stuff for the client and the server complete. I feel like based on the goals listed above and where we are in development now that that is a reasonable goal. Doing this will also give me time to learn more about SSH and how to properly program with it in C as well as how it works and how it will be used within the context of the project. Overall, I am excited with the direction we are taking and I am really enjoying being apart of this project and hope to learn as much this semester as I did last semester.</text:span></text:p>
      <text:p text:style-name="P13"><text:s/></text:p>
      <text:p text:style-name="P14"><text:span text:style-name="T11">Resources:</text:span></text:p>
      <text:p text:style-name="P11">Linux and BSD man pages,</text:p>
      <text:p text:style-name="P11"><text:a xlink:type="simple" xlink:href="https://www.youtube.com/@JacobSorber" text:style-name="Internet_20_link" text:visited-style-name="Visited_20_Internet_20_Link">https://www.youtube.com/@JacobSorber</text:a></text:p>
      <text:p text:style-name="P11"><text:a xlink:type="simple" xlink:href="https://www.geeksforgeeks.org/c/socket-programming-cc/" text:style-name="Internet_20_link" text:visited-style-name="Visited_20_Internet_20_Link">https://www.geeksforgeeks.org/c/socket-programming-cc/</text:a></text:p>
      <text:p text:style-name="P11">Justin Dysaz, Partner</text:p>
      <text:p text:style-name="P11">Advanced Programming in the Unix Environment</text:p>
      <text:p text:style-name="P11"/>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2T22:55:20.894313519</meta:creation-date>
    <dc:date>2026-02-25T02:08:31.373440977</dc:date>
    <meta:editing-duration>PT2H5M55S</meta:editing-duration>
    <meta:editing-cycles>7</meta:editing-cycles>
    <meta:generator>LibreOffice/26.2.0.3$Linux_X86_64 LibreOffice_project/620$Build-3</meta:generator>
    <meta:document-statistic meta:table-count="0" meta:image-count="0" meta:object-count="0" meta:page-count="3" meta:paragraph-count="20" meta:word-count="1225" meta:character-count="6815" meta:non-whitespace-character-count="5591"/>
  </office:meta>
</office:document-meta>
</file>